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910c" officeooo:paragraph-rsid="000e91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SCA NO STADEW VALLEY Pescar! O que vc acha desse mini game de um dos jogos mais famozos de fazenda, e caso estaja entrando nesse mundo recentemente e esta totalmente perdide, a pesca alem de um meio de lucrar dinheiro esta tambem em eventos e comemorações que caso consiga realizar determinados pontos vc consegue diferentes recompensas, esse sistema é bem programado com presença de diferentes peixes em diferentes vocais do mundo os rios, lagos, o esgoto e o oceano, cada um desses da um peixes diferentes que mudão com o horario, tempo e estação do ano. A pesca serve tambem para o comprimento de missoes e para construir o centro comunitario, e é claro presentear os moradores da Vila, existem diferentes tipos de varas de pesca que sem disponibilizadas para nós quando na loja do Willi o pescador local e um homem bem cimpatico, conforme sua evolução varas melhores apareceram para serem compradas. Com a compra de uma vara de irideo vc pode usufruir de iscas e equipamentos de pesca que vão lhe oferece uma ajudinha a mais dependendo do equipamento vc pode pegar mais tesouros, almentar a barra de area para pegar peixe,fazer com que a barra siga peixes lentos e muito mais, ja as iscas ajudam a pegar os peixes mais rapido,mas se vc dezenvolver uma boa amizade com Linus vc consiguira uma receita de isca onde ao pescar tem chance de pegar 2 peixes iguais ao envez de um. A tambem peixes lendairos que são estremamente complexos ou nem tanto de conseguir um deles é a carpa mutante,uma carpa que ao ser poluida com as toxinas do esgoto se transforma num peixe medonho e com dentes afiados,NÃO É ASSUSTADOR!!!???/ No geral a pesca é um minigayme que se desbloqueia ao usar a vara de pesca na água,bom é isso tenham um bodia &lt;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8T11:26:16.701921878</meta:creation-date>
    <dc:date>2022-08-18T11:27:10.842496099</dc:date>
    <meta:editing-duration>PT54S</meta:editing-duration>
    <meta:editing-cycles>1</meta:editing-cycles>
    <meta:document-statistic meta:table-count="0" meta:image-count="0" meta:object-count="0" meta:page-count="1" meta:paragraph-count="1" meta:word-count="306" meta:character-count="1734" meta:non-whitespace-character-count="1429"/>
    <meta:generator>LibreOffice/5.1.6.2$Linux_X86_64 LibreOffice_project/10m0$Build-2</meta:generator>
  </office:meta>
</office:document-meta>
</file>